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90000570B0000264AADFD3EDB8143CB8E.wmf" manifest:media-type="image/x-wm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" svg:font-family="ARIAL" style:font-family-generic="swiss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50%" style:writing-mode="lr-tb"/>
    </style:style>
    <style:style style:name="P2" style:family="paragraph" style:parent-style-name="Standard">
      <style:paragraph-properties fo:margin-top="0cm" fo:margin-bottom="0cm" loext:contextual-spacing="false" fo:line-height="150%" fo:text-align="justify" style:justify-single-word="false" style:writing-mode="lr-tb"/>
    </style:style>
    <style:style style:name="P3" style:family="paragraph" style:parent-style-name="Standard">
      <style:paragraph-properties fo:margin-top="0cm" fo:margin-bottom="0cm" loext:contextual-spacing="false" fo:line-height="150%" fo:text-align="justify" style:justify-single-word="false" style:writing-mode="lr-tb"/>
      <style:text-properties officeooo:paragraph-rsid="00197ae8"/>
    </style:style>
    <style:style style:name="P4" style:family="paragraph" style:parent-style-name="Standard">
      <style:paragraph-properties fo:margin-top="0cm" fo:margin-bottom="0cm" loext:contextual-spacing="false" fo:line-height="150%" style:writing-mode="lr-tb"/>
      <style:text-properties style:font-name="Arial" fo:font-size="12pt" style:font-size-asian="12pt" style:font-size-complex="12pt" style:font-weight-complex="bold"/>
    </style:style>
    <style:style style:name="P5" style:family="paragraph" style:parent-style-name="Standard">
      <style:paragraph-properties fo:margin-top="0cm" fo:margin-bottom="0cm" loext:contextual-spacing="false" fo:line-height="150%" style:writing-mode="lr-tb"/>
      <style:text-properties style:font-name="Arial" fo:font-size="12pt" style:font-size-asian="12pt" style:font-size-complex="12pt"/>
    </style:style>
    <style:style style:name="P6" style:family="paragraph" style:parent-style-name="Standard">
      <style:paragraph-properties fo:margin-top="0cm" fo:margin-bottom="0cm" loext:contextual-spacing="false" fo:line-height="150%" fo:text-align="justify" style:justify-single-word="false" style:writing-mode="lr-tb"/>
      <style:text-properties style:font-name="Arial" fo:font-size="12pt" style:font-size-asian="12pt" style:font-size-complex="12pt"/>
    </style:style>
    <style:style style:name="P7" style:family="paragraph" style:parent-style-name="Standard">
      <style:paragraph-properties fo:margin-top="0cm" fo:margin-bottom="0cm" loext:contextual-spacing="false" fo:line-height="150%" style:writing-mode="lr-tb"/>
      <style:text-properties style:font-name="Arial" fo:font-size="12pt" fo:language="es" fo:country="ES" style:font-size-asian="12pt" style:language-asian="es" style:country-asian="ES" style:font-size-complex="12pt" style:font-weight-complex="bold"/>
    </style:style>
    <style:style style:name="P8" style:family="paragraph" style:parent-style-name="Standard">
      <style:paragraph-properties fo:margin-top="0cm" fo:margin-bottom="0cm" loext:contextual-spacing="false" fo:line-height="150%" style:writing-mode="lr-tb"/>
      <style:text-properties style:font-name="Arial"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50%" fo:text-align="center" style:justify-single-word="false" style:writing-mode="lr-tb"/>
      <style:text-properties style:font-name="Arial" fo:font-size="12pt" fo:font-weight="bold" officeooo:paragraph-rsid="00197ae8" style:font-size-asian="12pt" style:font-weight-asian="bold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style:font-name="Arial" fo:font-size="10pt" style:font-size-asian="10pt" style:font-size-complex="10pt" style:font-weight-complex="bold"/>
    </style:style>
    <style:style style:name="P11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 style:writing-mode="lr-tb"/>
      <style:text-properties style:font-name="Arial" fo:font-size="10pt" style:font-size-asian="10pt" style:font-size-complex="10pt" style:font-weight-complex="bold"/>
    </style:style>
    <style:style style:name="P12" style:family="paragraph" style:parent-style-name="Párrafo_20_de_20_lista" style:list-style-name="L3">
      <style:paragraph-properties fo:margin-top="0cm" fo:margin-bottom="0cm" loext:contextual-spacing="false" fo:line-height="150%" fo:text-align="justify" style:justify-single-word="false" style:writing-mode="lr-tb"/>
    </style:style>
    <style:style style:name="P13" style:family="paragraph" style:parent-style-name="Párrafo_20_de_20_lista" style:list-style-name="L1">
      <style:paragraph-properties fo:margin-top="0cm" fo:margin-bottom="0cm" loext:contextual-spacing="false" fo:line-height="150%" fo:text-align="justify" style:justify-single-word="false" style:writing-mode="lr-tb"/>
      <style:text-properties style:font-name="Arial" fo:font-size="12pt" style:font-size-asian="12pt" style:font-size-complex="12pt"/>
    </style:style>
    <style:style style:name="P14" style:family="paragraph" style:parent-style-name="Párrafo_20_de_20_lista" style:list-style-name="L2">
      <style:paragraph-properties fo:margin-top="0cm" fo:margin-bottom="0cm" loext:contextual-spacing="false" fo:line-height="150%" fo:text-align="justify" style:justify-single-word="false" style:writing-mode="lr-tb"/>
      <style:text-properties style:font-name="Arial" fo:font-size="12pt" style:font-size-asian="12pt" style:font-size-complex="12pt"/>
    </style:style>
    <style:style style:name="P15" style:family="paragraph" style:parent-style-name="Párrafo_20_de_20_lista" style:list-style-name="L2">
      <style:paragraph-properties fo:margin-top="0cm" fo:margin-bottom="0cm" loext:contextual-spacing="false" fo:line-height="150%" fo:text-align="justify" style:justify-single-word="false" style:writing-mode="lr-tb"/>
      <style:text-properties style:font-name="Arial" fo:font-size="12pt" officeooo:paragraph-rsid="00197ae8" style:font-size-asian="12pt" style:font-size-complex="12pt"/>
    </style:style>
    <style:style style:name="P16" style:family="paragraph" style:parent-style-name="Párrafo_20_de_20_lista" style:list-style-name="L1">
      <style:paragraph-properties fo:margin-top="0cm" fo:margin-bottom="0cm" loext:contextual-spacing="false" fo:line-height="150%" style:writing-mode="lr-tb"/>
      <style:text-properties style:font-name="Arial" fo:font-size="12pt" style:font-size-asian="12pt" style:font-size-complex="12pt"/>
    </style:style>
    <style:style style:name="P17" style:family="paragraph" style:parent-style-name="Párrafo_20_de_20_lista" style:list-style-name="L4">
      <style:paragraph-properties fo:margin-top="0cm" fo:margin-bottom="0cm" loext:contextual-spacing="false" fo:line-height="150%" style:writing-mode="lr-tb"/>
      <style:text-properties style:font-name="Arial" fo:font-size="12pt" style:font-size-asian="12pt" style:font-size-complex="12pt"/>
    </style:style>
    <style:style style:name="P18" style:family="paragraph" style:parent-style-name="Párrafo_20_de_20_lista" style:list-style-name="L5">
      <style:paragraph-properties fo:margin-top="0cm" fo:margin-bottom="0cm" loext:contextual-spacing="false" fo:line-height="150%" style:writing-mode="lr-tb"/>
      <style:text-properties style:font-name="Arial" fo:font-size="12pt" style:font-size-asian="12pt" style:font-size-complex="12pt"/>
    </style:style>
    <style:style style:name="P19" style:family="paragraph" style:parent-style-name="Párrafo_20_de_20_lista" style:list-style-name="L6">
      <style:paragraph-properties fo:margin-top="0cm" fo:margin-bottom="0cm" loext:contextual-spacing="false" fo:line-height="150%" style:writing-mode="lr-tb"/>
      <style:text-properties style:font-name="Arial" fo:font-size="12pt" style:font-size-asian="12pt" style:font-size-complex="12pt"/>
    </style:style>
    <style:style style:name="P20" style:family="paragraph" style:parent-style-name="Párrafo_20_de_20_lista" style:list-style-name="L7">
      <style:paragraph-properties fo:margin-top="0cm" fo:margin-bottom="0cm" loext:contextual-spacing="false" fo:line-height="150%" style:writing-mode="lr-tb"/>
      <style:text-properties style:font-name="Arial" fo:font-size="12pt" style:font-size-asian="12pt" style:font-size-complex="12pt"/>
    </style:style>
    <style:style style:name="P21" style:family="paragraph" style:parent-style-name="Párrafo_20_de_20_lista" style:list-style-name="L8">
      <style:paragraph-properties fo:margin-top="0cm" fo:margin-bottom="0cm" loext:contextual-spacing="false" fo:line-height="150%" style:writing-mode="lr-tb"/>
      <style:text-properties style:font-name="Arial" fo:font-size="12pt" style:font-size-asian="12pt" style:font-size-complex="12pt"/>
    </style:style>
    <style:style style:name="P22" style:family="paragraph" style:parent-style-name="Párrafo_20_de_20_lista" style:list-style-name="L9">
      <style:paragraph-properties fo:margin-top="0cm" fo:margin-bottom="0cm" loext:contextual-spacing="false" fo:line-height="150%" style:writing-mode="lr-tb"/>
      <style:text-properties style:font-name="Arial" fo:font-size="12pt" style:font-size-asian="12pt" style:font-size-complex="12pt"/>
    </style:style>
    <style:style style:name="P23" style:family="paragraph" style:parent-style-name="Contents_20_2">
      <style:paragraph-properties fo:margin-top="0cm" fo:margin-bottom="0cm" loext:contextual-spacing="false" fo:line-height="150%" style:writing-mode="lr-tb"/>
      <style:text-properties style:font-name="Arial" fo:font-size="12pt" style:font-size-asian="12pt" style:font-size-complex="12pt"/>
    </style:style>
    <style:style style:name="P24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font-size-asian="12pt" style:font-name-complex="Calibri" style:font-size-complex="12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font-size="12pt" fo:language="es" fo:country="ES" style:font-size-asian="12pt" style:font-size-complex="12pt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officeooo:rsid="00197ae8" style:font-weight-asian="bold"/>
    </style:style>
    <style:style style:name="T7" style:family="text">
      <style:text-properties fo:language="es" fo:country="ES"/>
    </style:style>
    <style:style style:name="T8" style:family="text">
      <style:text-properties style:font-name-complex="Calibri"/>
    </style:style>
    <style:style style:name="T9" style:family="text">
      <style:text-properties fo:language="es" fo:country="ES" style:language-asian="es" style:country-asian="ES"/>
    </style:style>
    <style:style style:name="T10" style:family="text">
      <style:text-properties fo:color="#000000" fo:font-size="12pt" fo:language="es" fo:country="ES" style:text-underline-style="none" style:font-size-asian="12pt" style:language-asian="es" style:country-asian="ES" style:font-size-complex="12pt"/>
    </style:style>
    <style:style style:name="T11" style:family="text">
      <style:text-properties fo:color="#000000" style:font-name="ARIAL" fo:font-size="12pt" fo:language="es" fo:country="ES" style:text-underline-style="none" style:font-size-asian="12pt" style:language-asian="es" style:country-asian="ES" style:font-size-complex="12pt"/>
    </style:style>
    <style:style style:name="T12" style:family="text">
      <style:text-properties fo:color="#000000" style:font-name="Arial" fo:font-size="12pt" fo:language="es" fo:country="ES" style:text-underline-style="none" style:font-size-asian="12pt" style:language-asian="es" style:country-asian="ES" style:font-size-complex="12pt"/>
    </style:style>
    <style:style style:name="T13" style:family="text">
      <style:text-properties fo:color="#000000" style:font-name="Arial" fo:language="es" fo:country="ES" style:text-underline-style="none" style:language-asian="es" style:country-asian="ES"/>
    </style:style>
    <style:style style:name="T14" style:family="text">
      <style:text-properties fo:color="#000000" style:font-name="Arial" fo:font-size="14pt" fo:language="es" fo:country="ES" style:text-underline-style="none" style:font-size-asian="14pt" style:language-asian="es" style:country-asian="ES" style:font-size-complex="14pt"/>
    </style:style>
    <style:style style:name="T15" style:family="text">
      <style:text-properties fo:color="#0000ff" style:text-underline-style="solid" style:text-underline-width="auto" style:text-underline-color="font-color"/>
    </style:style>
    <style:style style:name="T16" style:family="text">
      <style:text-properties fo:color="#0000ff" style:text-underline-style="none"/>
    </style:style>
    <style:style style:name="T17" style:family="text">
      <style:text-properties officeooo:rsid="00197ae8"/>
    </style:style>
    <style:style style:name="T18" style:family="text">
      <style:text-properties style:font-name="ARIAL" fo:language="es" fo:country="ES" style:language-asian="es" style:country-asian="ES"/>
    </style:style>
    <style:style style:name="T19" style:family="text">
      <style:text-properties style:font-name="Arial" fo:language="es" fo:country="ES" style:language-asian="es" style:country-asian="ES"/>
    </style:style>
    <style:style style:name="T20" style:family="text">
      <style:text-properties style:font-name="Arial" fo:font-size="14pt" fo:language="es" fo:country="ES" style:font-size-asian="14pt" style:language-asian="es" style:country-asian="ES" style:font-size-complex="14pt"/>
    </style:style>
    <style:style style:name="T21" style:family="text">
      <style:text-properties style:font-name="Arial" fo:font-size="12pt" fo:language="es" fo:country="ES" style:font-size-asian="12pt" style:language-asian="es" style:country-asian="ES" style:font-size-complex="12pt"/>
    </style:style>
    <style:style style:name="T22" style:family="text">
      <style:text-properties style:font-name="Arial" fo:font-size="12pt" fo:font-weight="bold" style:font-size-asian="12pt" style:font-weight-asian="bold" style:font-size-complex="12pt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style:style style:name="gr1" style:family="graphic">
      <style:graphic-properties draw:stroke="solid" svg:stroke-width="0.053cm" svg:stroke-color="#0000ff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start-line-spacing-horizontal="0cm" draw:start-line-spacing-vertical="0cm" draw:end-line-spacing-horizontal="0cm" draw:end-line-spacing-vertical="0cm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REPÚBLICA BOLIVARIANA DE VENEZUELA</text:p>
      <text:p text:style-name="P10">UNIVERSIDAD NACIONAL EXPERIMENTAL RÓMULO GALLEGOS</text:p>
      <text:p text:style-name="P10">ÁREA DE INGENIERÍA DE SISTEMAS</text:p>
      <text:p text:style-name="P10">COORDINACIÓN DE PROYECTO DE GRADO</text:p>
      <text:p text:style-name="P10">PERIODO ACADÉMICO 2014-1</text:p>
      <text:p text:style-name="P7"><draw:frame draw:style-name="fr1" draw:name="Imagen 1" text:anchor-type="char" svg:x="5.641cm" svg:y="0.069cm" svg:width="4.246cm" svg:height="2.043cm" draw:z-index="0"><draw:image xlink:href="Pictures/200000090000570B0000264AADFD3EDB8143CB8E.wmf" xlink:type="simple" xlink:show="embed" xlink:actuate="onLoad"/></draw:frame></text:p>
      <text:p text:style-name="P4"/>
      <text:p text:style-name="P4"/>
      <text:p text:style-name="P9"><draw:connector text:anchor-type="char" draw:z-index="1" draw:style-name="gr1" draw:text-style-name="P24" draw:type="line" svg:x1="0.217cm" svg:y1="0.631cm" svg:x2="16.178cm" svg:y2="0.635cm" svg:d="M217 631l15961 4" svg:viewBox="0 0 15963 5"><text:p/></draw:connector>ESQUEMA DE TRABAJO DE GRADO DE PROYECTO DE GRADO I <text:s/>Y II</text:p>
      <text:p text:style-name="P3"><text:span text:style-name="T22">1.- PÁGINA PRELIMINARES: </text:span></text:p>
      <text:list xml:id="list3123382336764448679" text:style-name="L1">
        <text:list-item>
          <text:p text:style-name="P13">Portada</text:p>
        </text:list-item>
        <text:list-item>
          <text:p text:style-name="P13">Constancia de aceptación del tutor Académico <text:s/></text:p>
        </text:list-item>
        <text:list-item>
          <text:p text:style-name="P16">Carta de aceptación del Tutor Metodológico</text:p>
        </text:list-item>
        <text:list-item>
          <text:p text:style-name="P13">Índice General</text:p>
        </text:list-item>
        <text:list-item>
          <text:p text:style-name="P13">Índice de Cuadros</text:p>
        </text:list-item>
        <text:list-item>
          <text:p text:style-name="P13">Índice de Figuras</text:p>
        </text:list-item>
        <text:list-item>
          <text:p text:style-name="P13">Resumen</text:p>
        </text:list-item>
      </text:list>
      <text:p text:style-name="P2"><text:span text:style-name="T22">2.- INTRODUCCIÓN</text:span></text:p>
      <text:p text:style-name="P6"><text:span text:style-name="T5">3.- APARTADO I. EL PROBLEMA:</text:span></text:p>
      <text:list xml:id="list7196072912531931812" text:style-name="L2">
        <text:list-item>
          <text:p text:style-name="P14">Descripción del Problema</text:p>
        </text:list-item>
        <text:list-item>
          <text:p text:style-name="P15">Objetivos:</text:p>
          <text:list>
            <text:list-item>
              <text:p text:style-name="P15">Objetivo General</text:p>
            </text:list-item>
            <text:list-item>
              <text:p text:style-name="P14">Objetivos Específicos</text:p>
            </text:list-item>
          </text:list>
        </text:list-item>
      </text:list>
      <text:list xml:id="list6577099601525042865" text:style-name="L3">
        <text:list-item>
          <text:p text:style-name="P12"><text:span text:style-name="Internet_20_link"><text:span text:style-name="T12">Justificación</text:span></text:span><text:span text:style-name="T21"><text:tab/></text:span></text:p>
        </text:list-item>
      </text:list>
      <text:p text:style-name="P23">4.- APARTADO II. MARCO TEÓRICO – TECNOLÓGICO<text:span text:style-name="T16">:</text:span></text:p>
      <text:list xml:id="list4789358748561820484" text:style-name="L4">
        <text:list-item>
          <text:p text:style-name="P17">Antecedentes Teóricos y Tecnológicos</text:p>
        </text:list-item>
        <text:list-item>
          <text:p text:style-name="P17">Bases Legales</text:p>
        </text:list-item>
      </text:list>
      <text:p text:style-name="P8">5.- APARTADO <text:span text:style-name="T17">III.</text:span> <text:s/>MARCO METODOL<text:span text:style-name="T17">Ó</text:span>GICO</text:p>
      <text:list xml:id="list649299994141176668" text:style-name="L5">
        <text:list-item>
          <text:p text:style-name="P18">Modalidad de la Investigación</text:p>
        </text:list-item>
        <text:list-item>
          <text:p text:style-name="P18">Metodología de Desarrollo Tecnológico</text:p>
        </text:list-item>
        <text:list-item>
          <text:p text:style-name="P18">Informantes Claves</text:p>
        </text:list-item>
        <text:list-item>
          <text:p text:style-name="P18">Técnicas e Instrumentos para la <text:s/>Recolección de Datos</text:p>
        </text:list-item>
        <text:list-item>
          <text:p text:style-name="P18">Técnica para el Análisis de Datos / resultados</text:p>
        </text:list-item>
      </text:list>
      <text:p text:style-name="P23"><text:soft-page-break/>6.- APARTADO IV. ANÁLISIS DEL SISTEMA:</text:p>
      <text:list xml:id="list8192611532865625047" text:style-name="L6">
        <text:list-item>
          <text:p text:style-name="P19">Descripción del Sistema Actual (Procesos)</text:p>
        </text:list-item>
        <text:list-item>
          <text:p text:style-name="P19">Modelaje del Sistema (según Metodología de Desarrollo tecnológico / Herramienta de Modelado)</text:p>
        </text:list-item>
        <text:list-item>
          <text:p text:style-name="P19">Definición de Requerimientos (Tabla de Requerimientos)</text:p>
        </text:list-item>
      </text:list>
      <text:p text:style-name="P5"><text:span text:style-name="T5">7.- APARTADO V: DISEÑO Y DESARROLLO DEL PRODUCTO TECNOL</text:span><text:span text:style-name="T6">Ó</text:span><text:span text:style-name="T5">GICO PROPUESTO:</text:span></text:p>
      <text:list xml:id="list3898382113808758262" text:style-name="L7">
        <text:list-item>
          <text:p text:style-name="P20">Objetivos del Producto Tecnológico Propuesto</text:p>
        </text:list-item>
        <text:list-item>
          <text:p text:style-name="P20">Alcances del Producto Tecnológico Propuesto</text:p>
        </text:list-item>
        <text:list-item>
          <text:p text:style-name="P20">Descripción del Producto Tecnológico Propuesto ( a nivel modular)</text:p>
        </text:list-item>
        <text:list-item>
          <text:p text:style-name="P20">Diagramas de Apoyo a la Descripción del Producto Tecnológico Propuesto (Según Metodología / herramientas de modelado):</text:p>
          <text:list>
            <text:list-item>
              <text:p text:style-name="P20">Diseño de Datos</text:p>
            </text:list-item>
            <text:list-item>
              <text:p text:style-name="P20">Diseño Arquitectónico</text:p>
            </text:list-item>
            <text:list-item>
              <text:p text:style-name="P20">Diseño de Interfaz</text:p>
            </text:list-item>
            <text:list-item>
              <text:p text:style-name="P20">Diseño de Componentes</text:p>
            </text:list-item>
          </text:list>
        </text:list-item>
        <text:list-item>
          <text:p text:style-name="P20">Estimación de Costos</text:p>
        </text:list-item>
      </text:list>
      <text:p text:style-name="P1"><text:span text:style-name="T22">8.- APARTADO VI. VERIFICACIÓN Y VALIDACIÓN DEL SOFTWARE</text:span></text:p>
      <text:list xml:id="list6240678527221601922" text:style-name="L8">
        <text:list-item>
          <text:p text:style-name="P21">Pruebas del Sistema</text:p>
        </text:list-item>
        <text:list-item>
          <text:p text:style-name="P21">Cronograma de Pruebas</text:p>
        </text:list-item>
        <text:list-item>
          <text:p text:style-name="P21">Plan <text:s/>de Seguridad y Mantenimiento del Software</text:p>
        </text:list-item>
      </text:list>
      <text:p text:style-name="P5"><text:span text:style-name="T5">9.- <text:s text:c="2"/>CONCLUSIONES</text:span></text:p>
      <text:p text:style-name="P5"><text:span text:style-name="T5">10.- <text:s/>RECOMENDACIONES</text:span></text:p>
      <text:p text:style-name="P5"><text:span text:style-name="T5">11.- <text:s/>REFERENCIAS BIBLIOGR</text:span><text:span text:style-name="T6">Á</text:span><text:span text:style-name="T5">FICAS</text:span></text:p>
      <text:p text:style-name="P5"><text:span text:style-name="T5">12.- <text:s/>ANEXOS:</text:span></text:p>
      <text:list xml:id="list2184373565961525962" text:style-name="L9">
        <text:list-item>
          <text:p text:style-name="P22">Manual de Usuarios</text:p>
        </text:list-item>
        <text:list-item>
          <text:p text:style-name="P22">Instrumentos de Recolección de Datos</text:p>
        </text:list-item>
        <text:list-item>
          <text:p text:style-name="P22">Otros documentos que faciliten la documentación del sistem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" svg:font-family="ARIAL" style:font-family-generic="swiss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s" fo:country="VE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Contents_20_2" style:display-name="Contents 2" style:family="paragraph" style:parent-style-name="Standard" style:next-style-name="Standard" style:class="index">
      <style:paragraph-properties fo:margin-top="0cm" fo:margin-bottom="0.176cm" loext:contextual-spacing="false"/>
      <style:text-properties fo:language="es" fo:country="ES" fo:font-weight="bold" style:language-asian="es" style:country-asian="ES" style:font-weight-asian="bold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loext:contextual-spacing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margin-top="0cm" fo:margin-bottom="0.176cm" loext:contextual-spacing="false" fo:text-indent="0cm" style:auto-text-indent="false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fo:font-size="12pt" fo:language="es" fo:country="ES" style:font-size-asian="12pt" style:language-asian="es" style:country-asian="ES" style:font-name-complex="Symbol" style:font-family-complex="Symbol" style:font-family-generic-complex="roman" style:font-pitch-complex="variable" style:font-size-complex="12pt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fo:font-size="12pt" style:font-size-asian="12pt" style:font-name-complex="Symbol" style:font-family-complex="Symbol" style:font-family-generic-complex="roman" style:font-pitch-complex="variable" style:font-size-complex="12pt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658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928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4.198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46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738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8.008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9.278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548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8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2.491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fo:text-indent="-0.635cm" fo:margin-left="4.382cm"/>
        </style:list-level-properties>
        <style:text-properties style:font-name="Calibri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5.652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6.922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8.192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9.462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0.73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12.002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3.272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4.54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2.04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928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198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46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738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008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9.278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548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8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4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4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2.491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985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4.255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525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795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8.065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9.335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605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87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fo:text-indent="-0.635cm" fo:margin-left="4.382cm"/>
        </style:list-level-properties>
        <style:text-properties style:font-name="Calibri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2.491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yleth</meta:initial-creator>
    <meta:creation-date>2014-03-27T06:37:00</meta:creation-date>
    <dc:date>2016-10-10T16:12:05.750919800</dc:date>
    <meta:editing-cycles>3</meta:editing-cycles>
    <meta:editing-duration>PT12M15S</meta:editing-duration>
    <meta:generator>LibreOffice/5.2.1.2$Linux_X86_64 LibreOffice_project/20m0$Build-2</meta:generator>
    <meta:document-statistic meta:table-count="0" meta:image-count="1" meta:object-count="0" meta:page-count="2" meta:paragraph-count="55" meta:word-count="289" meta:character-count="1881" meta:non-whitespace-character-count="1670"/>
  </office:meta>
</office:document-meta>
</file>